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cm" svg:height="1cm" svg:x="0.5cm" svg:y="10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2.5cm" svg:y="10cm">
          <text:p text:style-name="P1"><text:span text:style-name="T1">ho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7.296cm" svg:y="10cm">
          <text:p text:style-name="P1"><text:span text:style-name="T1">ho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4cm" svg:y="10cm">
          <text:p text:style-name="P1"><text:span text:style-name="T1">ho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8cm" svg:y="10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9.296cm" svg:y="10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11.296cm" svg:y="10cm">
          <text:p text:style-name="P1"><text:span text:style-name="T1">hole</text:span></text:p>
          <draw:enhanced-geometry svg:viewBox="0 0 21600 21600" draw:type="rectangle" draw:enhanced-path="M 0 0 L 21600 0 21600 21600 0 21600 0 0 Z N"/>
        </draw:custom-shape>
        <draw:frame draw:style-name="gr3" draw:layer="layout" svg:width="3.131cm" svg:height="0.988cm" svg:x="2cm" svg:y="11.512cm">
          <draw:text-box>
            <text:p text:style-name="P4">Server 1</text:p>
          </draw:text-box>
        </draw:frame>
        <draw:frame draw:style-name="gr3" draw:layer="layout" svg:width="3.131cm" svg:height="0.988cm" svg:x="8.5cm" svg:y="11.5cm">
          <draw:text-box>
            <text:p text:style-name="P4">Server 2</text:p>
          </draw:text-box>
        </draw:frame>
        <draw:frame draw:style-name="gr3" draw:layer="layout" svg:width="3.131cm" svg:height="0.988cm" svg:x="15.5cm" svg:y="11.5cm">
          <draw:text-box>
            <text:p text:style-name="P4">Server 3</text:p>
          </draw:text-box>
        </draw:frame>
        <draw:custom-shape draw:style-name="gr4" draw:text-style-name="P2" draw:layer="layout" svg:width="6cm" svg:height="1cm" svg:x="7.5cm" svg:y="2.5cm">
          <text:p text:style-name="P1"><text:span text:style-name="T1">Whole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1.5cm" svg:x="9cm" svg:y="5.5cm">
          <text:p text:style-name="P1">Stri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0.5cm" svg:y1="7cm" svg:x2="10.5cm" svg:y2="10cm">
          <text:p text:style-name="P4"/>
        </draw:line>
        <draw:line draw:style-name="gr6" draw:text-style-name="P5" draw:layer="layout" svg:x1="10.5cm" svg:y1="7cm" svg:x2="2cm" svg:y2="10cm">
          <text:p text:style-name="P4"/>
        </draw:line>
        <draw:line draw:style-name="gr6" draw:text-style-name="P5" draw:layer="layout" svg:x1="10.5cm" svg:y1="7cm" svg:x2="19cm" svg:y2="10cm">
          <text:p text:style-name="P4"/>
        </draw:line>
        <draw:custom-shape draw:style-name="gr7" draw:text-style-name="P5" draw:layer="layout" svg:width="0.5cm" svg:height="2cm" svg:x="10.226cm" svg:y="3.5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02T02:00:00</meta:creation-date>
    <dc:date>2007-11-02T02:08:17</dc:date>
    <dc:language>en-IN</dc:language>
    <meta:editing-cycles>3</meta:editing-cycles>
    <meta:editing-duration>PT8M2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